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measure" style:list-style-name="L1">
      <style:graphic-properties draw:textarea-vertical-align="middle" draw:line-distance="1.13cm" draw:placing="below"/>
    </style:style>
    <style:style style:name="gr4" style:family="graphic" style:parent-style-name="measure" style:list-style-name="L1">
      <style:graphic-properties draw:textarea-vertical-align="middle" draw:line-distance="1.13cm" draw:placing="below"/>
    </style:style>
    <style:style style:name="gr5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6" style:family="graphic" style:parent-style-name="measure" style:list-style-name="L1">
      <style:graphic-properties draw:textarea-vertical-align="middle" draw:line-distance="1.13cm" draw:placing="below"/>
    </style:style>
    <style:style style:name="gr7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8" style:family="graphic" style:parent-style-name="measure" style:list-style-name="L1">
      <style:graphic-properties draw:textarea-vertical-align="middle" draw:line-distance="1.13cm" draw:placing="below"/>
    </style:style>
    <style:style style:name="gr9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0" style:family="graphic" style:parent-style-name="measure" style:list-style-name="L1">
      <style:graphic-properties draw:textarea-vertical-align="middle" draw:line-distance="1.13cm" draw:placing="below"/>
    </style:style>
    <style:style style:name="gr11" style:family="graphic" style:parent-style-name="measure" style:list-style-name="L1">
      <style:graphic-properties draw:textarea-vertical-align="middle" draw:line-distance="1.13cm" draw:placing="below"/>
    </style:style>
    <style:style style:name="gr12" style:family="graphic" style:parent-style-name="measure" style:list-style-name="L1">
      <style:graphic-properties draw:textarea-vertical-align="middle" draw:line-distance="1.13cm" draw:placing="below"/>
    </style:style>
    <style:style style:name="gr13" style:family="graphic" style:parent-style-name="measure" style:list-style-name="L1">
      <style:graphic-properties draw:textarea-vertical-align="middle" draw:line-distance="1.13cm" draw:placing="below"/>
    </style:style>
    <style:style style:name="gr14" style:family="graphic" style:parent-style-name="measure" style:list-style-name="L1">
      <style:graphic-properties draw:textarea-vertical-align="middle" draw:line-distance="1.13cm" draw:placing="below"/>
    </style:style>
    <style:style style:name="gr15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6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7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8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9" style:family="graphic" style:parent-style-name="standard">
      <style:graphic-properties draw:stroke="none" svg:stroke-color="#000000" draw:fill="none" draw:fill-color="#ffffff" fo:min-height="0.131cm"/>
    </style:style>
    <style:style style:name="gr20" style:family="graphic" style:parent-style-name="standard">
      <style:graphic-properties draw:stroke="none" svg:stroke-color="#000000" draw:fill="none" draw:fill-color="#ffffff" fo:min-height="0.574cm"/>
    </style:style>
    <style:style style:name="gr21" style:family="graphic" style:parent-style-name="measure" style:list-style-name="L1">
      <style:graphic-properties draw:textarea-vertical-align="middle" draw:line-distance="1.13cm" draw:placing="below"/>
    </style:style>
    <style:style style:name="gr22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23" style:family="graphic" style:parent-style-name="measure" style:list-style-name="L1">
      <style:graphic-properties draw:textarea-vertical-align="middle" draw:line-distance="1.13cm" draw:placing="below"/>
    </style:style>
    <style:style style:name="gr24" style:family="graphic" style:parent-style-name="measure" style:list-style-name="L1">
      <style:graphic-properties draw:textarea-vertical-align="middle" draw:line-distance="1.13cm" draw:placing="below"/>
    </style:style>
    <style:style style:name="gr25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26" style:family="graphic" style:parent-style-name="measure" style:list-style-name="L1">
      <style:graphic-properties draw:textarea-vertical-align="middle" draw:line-distance="1.101cm" draw:placing="below"/>
    </style:style>
    <style:style style:name="gr27" style:family="graphic" style:parent-style-name="standard">
      <style:graphic-properties svg:stroke-width="0.051cm" svg:stroke-color="#999999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8" style:family="graphic" style:parent-style-name="measure" style:list-style-name="L1">
      <style:graphic-properties draw:textarea-vertical-align="middle" draw:line-distance="0.49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b2b2b2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color="#666666" fo:font-size="11pt" style:font-size-asian="11pt" style:font-size-complex="11pt"/>
    </style:style>
    <style:style style:name="P9" style:family="paragraph">
      <style:text-properties fo:color="#666666" fo:font-size="11pt" style:font-size-asian="11pt" style:font-size-complex="11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color="#b2b2b2"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666666" fo:font-size="11pt" style:font-size-asian="11pt" style:font-size-complex="11pt"/>
    </style:style>
    <style:style style:name="T8" style:family="text">
      <style:text-properties fo:color="#808080" fo:font-weight="normal" style:font-weight-asian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Arial1" fo:font-size="18pt" style:font-name-asian="Arial1" style:font-size-asian="18pt" style:font-name-complex="Arial1" style:font-size-complex="18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2cm" svg:height="0.575cm" svg:x="7.368cm" svg:y="2.3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2cm" svg:y="2.311cm">
          <draw:text-box>
            <text:p text:style-name="P2"><text:span text:style-name="T1">4 x</text:span></text:p>
          </draw:text-box>
        </draw:frame>
        <draw:measure draw:style-name="gr3" draw:text-style-name="P3" draw:layer="measurelines" svg:x1="7.368cm" svg:y1="2.363cm" svg:x2="17.861cm" svg:y2="2.363cm">
          <text:p text:style-name="P3"><text:span text:style-name="T2">39 3/4”</text:span></text:p>
        </draw:measure>
        <draw:measure draw:style-name="gr4" draw:text-style-name="P3" draw:layer="layout" svg:x1="17.861cm" svg:y1="2.363cm" svg:x2="25.572cm" svg:y2="2.363cm">
          <text:p text:style-name="P3"><text:span text:style-name="T2">29 1/4”</text:span></text:p>
        </draw:measure>
        <draw:measure draw:style-name="gr5" draw:text-style-name="P4" draw:layer="layout" svg:x1="25.572cm" svg:y1="2.363cm" svg:x2="26.388cm" svg:y2="2.363cm">
          <text:p text:style-name="P4"><text:span text:style-name="T3">3”</text:span></text:p>
        </draw:measure>
        <draw:custom-shape draw:style-name="gr1" draw:text-style-name="P1" draw:layer="layout" svg:width="19.02cm" svg:height="0.575cm" svg:x="7.369cm" svg:y="4.8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4.911cm">
          <draw:text-box>
            <text:p text:style-name="P2"><text:span text:style-name="T1">2 x</text:span></text:p>
          </draw:text-box>
        </draw:frame>
        <draw:measure draw:style-name="gr6" draw:text-style-name="P3" draw:layer="layout" svg:x1="7.369cm" svg:y1="4.863cm" svg:x2="15.291cm" svg:y2="4.873cm">
          <text:p text:style-name="P3"><text:span text:style-name="T2">30”</text:span></text:p>
        </draw:measure>
        <draw:measure draw:style-name="gr7" draw:text-style-name="P3" draw:layer="layout" svg:x1="24.785cm" svg:y1="4.873cm" svg:x2="26.389cm" svg:y2="4.863cm">
          <text:p text:style-name="P3"><text:span text:style-name="T2">6”</text:span></text:p>
        </draw:measure>
        <draw:measure draw:style-name="gr8" draw:text-style-name="P3" draw:layer="layout" svg:x1="15.292cm" svg:y1="4.872cm" svg:x2="23.214cm" svg:y2="4.882cm">
          <text:p text:style-name="P3"><text:span text:style-name="T2">30”</text:span></text:p>
        </draw:measure>
        <draw:measure draw:style-name="gr9" draw:text-style-name="P3" draw:layer="layout" svg:x1="23.214cm" svg:y1="4.872cm" svg:x2="24.785cm" svg:y2="4.873cm">
          <text:p text:style-name="P3"><text:span text:style-name="T2">6”</text:span></text:p>
        </draw:measure>
        <draw:custom-shape draw:style-name="gr1" draw:text-style-name="P1" draw:layer="layout" svg:width="19.02cm" svg:height="0.575cm" svg:x="7.369cm" svg:y="7.4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7.511cm">
          <draw:text-box>
            <text:p text:style-name="P2"><text:span text:style-name="T1">1 x</text:span></text:p>
          </draw:text-box>
        </draw:frame>
        <draw:measure draw:style-name="gr10" draw:text-style-name="P3" draw:layer="layout" svg:x1="7.369cm" svg:y1="7.463cm" svg:x2="12.146cm" svg:y2="7.473cm">
          <text:p text:style-name="P3"><text:span text:style-name="T2">18”</text:span></text:p>
        </draw:measure>
        <draw:measure draw:style-name="gr11" draw:text-style-name="P3" draw:layer="layout" svg:x1="12.144cm" svg:y1="7.463cm" svg:x2="16.891cm" svg:y2="7.473cm">
          <text:p text:style-name="P3"><text:span text:style-name="T2">18”</text:span></text:p>
        </draw:measure>
        <draw:measure draw:style-name="gr12" draw:text-style-name="P3" draw:layer="layout" svg:x1="16.893cm" svg:y1="7.463cm" svg:x2="21.64cm" svg:y2="7.473cm">
          <text:p text:style-name="P3"><text:span text:style-name="T2">18”</text:span></text:p>
        </draw:measure>
        <draw:measure draw:style-name="gr13" draw:text-style-name="P3" draw:layer="layout" svg:x1="21.643cm" svg:y1="7.463cm" svg:x2="26.39cm" svg:y2="7.473cm">
          <text:p text:style-name="P3"><text:span text:style-name="T2">18”</text:span></text:p>
        </draw:measure>
        <draw:custom-shape draw:style-name="gr1" draw:text-style-name="P1" draw:layer="layout" svg:width="19.02cm" svg:height="0.575cm" svg:x="7.37cm" svg:y="9.9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10.011cm">
          <draw:text-box>
            <text:p text:style-name="P2"><text:span text:style-name="T1">1 x</text:span></text:p>
          </draw:text-box>
        </draw:frame>
        <draw:measure draw:style-name="gr14" draw:text-style-name="P5" draw:layer="layout" svg:x1="13.658cm" svg:y1="9.983cm" svg:x2="26.391cm" svg:y2="9.973cm">
          <text:p text:style-name="P5"><text:span text:style-name="T4">48”</text:span></text:p>
        </draw:measure>
        <draw:measure draw:style-name="gr15" draw:text-style-name="P3" draw:layer="layout" svg:x1="7.366cm" svg:y1="9.977cm" svg:x2="8.937cm" svg:y2="9.978cm">
          <text:p text:style-name="P3"><text:span text:style-name="T2">6”</text:span></text:p>
        </draw:measure>
        <draw:measure draw:style-name="gr16" draw:text-style-name="P3" draw:layer="layout" svg:x1="8.941cm" svg:y1="9.977cm" svg:x2="10.512cm" svg:y2="9.978cm">
          <text:p text:style-name="P3"><text:span text:style-name="T2">6”</text:span></text:p>
        </draw:measure>
        <draw:measure draw:style-name="gr17" draw:text-style-name="P3" draw:layer="layout" svg:x1="10.516cm" svg:y1="9.977cm" svg:x2="12.087cm" svg:y2="9.978cm">
          <text:p text:style-name="P3"><text:span text:style-name="T2">6”</text:span></text:p>
        </draw:measure>
        <draw:measure draw:style-name="gr18" draw:text-style-name="P3" draw:layer="layout" svg:x1="12.091cm" svg:y1="9.977cm" svg:x2="13.662cm" svg:y2="9.978cm">
          <text:p text:style-name="P3"><text:span text:style-name="T2">6”</text:span></text:p>
        </draw:measure>
        <draw:frame draw:style-name="gr19" draw:text-style-name="P7" draw:layer="layout" svg:width="14.564cm" svg:height="2.762cm" svg:x="1.311cm" svg:y="17.696cm">
          <draw:text-box>
            <text:p text:style-name="P6"><text:span text:style-name="T5">Goliath Quadcopter</text:span></text:p>
            <text:p text:style-name="P6"><text:span text:style-name="T5">Cutting Guides – Slotted Angle</text:span></text:p>
            <text:p text:style-name="P6"><text:span text:style-name="T5">v1</text:span></text:p>
            <text:p text:style-name="P6"><text:span text:style-name="T6"><text:a xlink:href="http://mccloudaero.com/" xlink:type="simple">mccloudaero.com</text:a></text:span></text:p>
          </draw:text-box>
        </draw:frame>
        <draw:frame draw:style-name="gr20" draw:text-style-name="P9" draw:layer="layout" svg:width="4.475cm" svg:height="0.824cm" svg:x="10.453cm" svg:y="2.363cm">
          <draw:text-box>
            <text:p text:style-name="P8"><text:span text:style-name="T7">center beam</text:span></text:p>
          </draw:text-box>
        </draw:frame>
        <draw:frame draw:style-name="gr20" draw:text-style-name="P9" draw:layer="layout" svg:width="4.475cm" svg:height="0.824cm" svg:x="19.454cm" svg:y="2.363cm">
          <draw:text-box>
            <text:p text:style-name="P8"><text:span text:style-name="T7">side beam</text:span></text:p>
          </draw:text-box>
        </draw:frame>
        <draw:frame draw:style-name="gr20" draw:text-style-name="P9" draw:layer="layout" svg:width="4.475cm" svg:height="0.824cm" svg:x="9.055cm" svg:y="4.863cm">
          <draw:text-box>
            <text:p text:style-name="P8"><text:span text:style-name="T7">cross beam</text:span></text:p>
          </draw:text-box>
        </draw:frame>
        <draw:frame draw:style-name="gr20" draw:text-style-name="P9" draw:layer="layout" svg:width="4.475cm" svg:height="0.824cm" svg:x="16.956cm" svg:y="4.863cm">
          <draw:text-box>
            <text:p text:style-name="P8"><text:span text:style-name="T7">cross beam</text:span></text:p>
          </draw:text-box>
        </draw:frame>
        <draw:frame draw:style-name="gr20" draw:text-style-name="P9" draw:layer="layout" svg:width="4.475cm" svg:height="0.824cm" svg:x="7.456cm" svg:y="7.463cm">
          <draw:text-box>
            <text:p text:style-name="P8"><text:span text:style-name="T7">end beam</text:span></text:p>
          </draw:text-box>
        </draw:frame>
        <draw:frame draw:style-name="gr20" draw:text-style-name="P9" draw:layer="layout" svg:width="4.475cm" svg:height="0.824cm" svg:x="12.257cm" svg:y="7.463cm">
          <draw:text-box>
            <text:p text:style-name="P8"><text:span text:style-name="T7">end beam</text:span></text:p>
          </draw:text-box>
        </draw:frame>
        <draw:frame draw:style-name="gr20" draw:text-style-name="P9" draw:layer="layout" svg:width="4.475cm" svg:height="0.824cm" svg:x="16.958cm" svg:y="7.463cm">
          <draw:text-box>
            <text:p text:style-name="P8"><text:span text:style-name="T7">end beam</text:span></text:p>
          </draw:text-box>
        </draw:frame>
        <draw:frame draw:style-name="gr20" draw:text-style-name="P9" draw:layer="layout" svg:width="4.475cm" svg:height="0.824cm" svg:x="21.659cm" svg:y="7.463cm">
          <draw:text-box>
            <text:p text:style-name="P8"><text:span text:style-name="T7">end beam</text:span></text:p>
          </draw:text-box>
        </draw:frame>
        <draw:frame draw:style-name="gr20" draw:text-style-name="P9" draw:layer="layout" svg:width="1.412cm" svg:height="0.824cm" svg:x="23.257cm" svg:y="4.863cm">
          <draw:text-box>
            <text:p text:style-name="P8"><text:span text:style-name="T7">prop</text:span></text:p>
          </draw:text-box>
        </draw:frame>
        <draw:frame draw:style-name="gr20" draw:text-style-name="P9" draw:layer="layout" svg:width="1.412cm" svg:height="0.824cm" svg:x="24.857cm" svg:y="4.863cm">
          <draw:text-box>
            <text:p text:style-name="P8"><text:span text:style-name="T7">prop</text:span></text:p>
          </draw:text-box>
        </draw:frame>
        <draw:frame draw:style-name="gr20" draw:text-style-name="P9" draw:layer="layout" svg:width="1.412cm" svg:height="0.824cm" svg:x="7.457cm" svg:y="9.863cm">
          <draw:text-box>
            <text:p text:style-name="P8"><text:span text:style-name="T7">prop</text:span></text:p>
          </draw:text-box>
        </draw:frame>
        <draw:frame draw:style-name="gr20" draw:text-style-name="P9" draw:layer="layout" svg:width="1.412cm" svg:height="0.824cm" svg:x="8.957cm" svg:y="9.863cm">
          <draw:text-box>
            <text:p text:style-name="P8"><text:span text:style-name="T7">prop</text:span></text:p>
          </draw:text-box>
        </draw:frame>
        <draw:frame draw:style-name="gr20" draw:text-style-name="P9" draw:layer="layout" svg:width="1.412cm" svg:height="0.824cm" svg:x="10.557cm" svg:y="9.863cm">
          <draw:text-box>
            <text:p text:style-name="P8"><text:span text:style-name="T7">prop</text:span></text:p>
          </draw:text-box>
        </draw:frame>
        <draw:frame draw:style-name="gr20" draw:text-style-name="P9" draw:layer="layout" svg:width="1.412cm" svg:height="0.824cm" svg:x="12.157cm" svg:y="9.863cm">
          <draw:text-box>
            <text:p text:style-name="P8"><text:span text:style-name="T7">prop</text:span></text:p>
          </draw:text-box>
        </draw:frame>
        <draw:frame draw:style-name="gr20" draw:text-style-name="P9" draw:layer="layout" svg:width="1.779cm" svg:height="0.824cm" svg:x="19.057cm" svg:y="9.863cm">
          <draw:text-box>
            <text:p text:style-name="P8"><text:span text:style-name="T7">spare</text:span></text:p>
          </draw:text-box>
        </draw:frame>
        <draw:custom-shape draw:style-name="gr1" draw:text-style-name="P1" draw:layer="layout" svg:width="19.02cm" svg:height="0.575cm" svg:x="7.369cm" svg:y="13.0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3.111cm">
          <draw:text-box>
            <text:p text:style-name="P2"><text:span text:style-name="T1">4 x</text:span></text:p>
          </draw:text-box>
        </draw:frame>
        <draw:measure draw:style-name="gr21" draw:text-style-name="P3" draw:layer="layout" svg:x1="7.369cm" svg:y1="13.063cm" svg:x2="15.291cm" svg:y2="13.073cm">
          <text:p text:style-name="P3"><text:span text:style-name="T2">30 3/4”</text:span></text:p>
        </draw:measure>
        <draw:measure draw:style-name="gr22" draw:text-style-name="P4" draw:layer="layout" svg:x1="23.213cm" svg:y1="13.062cm" svg:x2="26.389cm" svg:y2="13.063cm">
          <text:p text:style-name="P4"><text:span text:style-name="T8">12 1/2”</text:span></text:p>
        </draw:measure>
        <draw:measure draw:style-name="gr23" draw:text-style-name="P3" draw:layer="layout" svg:x1="15.292cm" svg:y1="13.072cm" svg:x2="23.214cm" svg:y2="13.082cm">
          <text:p text:style-name="P3"><text:span text:style-name="T2">30 3/4”</text:span></text:p>
        </draw:measure>
        <draw:frame draw:style-name="gr20" draw:text-style-name="P9" draw:layer="layout" svg:width="4.475cm" svg:height="0.824cm" svg:x="9.055cm" svg:y="13.063cm">
          <draw:text-box>
            <text:p text:style-name="P8"><text:span text:style-name="T7">outer prop support</text:span></text:p>
          </draw:text-box>
        </draw:frame>
        <draw:frame draw:style-name="gr20" draw:text-style-name="P9" draw:layer="layout" svg:width="4.475cm" svg:height="0.824cm" svg:x="16.956cm" svg:y="13.063cm">
          <draw:text-box>
            <text:p text:style-name="P8"><text:span text:style-name="T7">outer prop support</text:span></text:p>
          </draw:text-box>
        </draw:frame>
        <draw:custom-shape draw:style-name="gr1" draw:text-style-name="P1" draw:layer="layout" svg:width="19.02cm" svg:height="0.575cm" svg:x="7.369cm" svg:y="15.5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5.611cm">
          <draw:text-box>
            <text:p text:style-name="P2"><text:span text:style-name="T1">4 x</text:span></text:p>
          </draw:text-box>
        </draw:frame>
        <draw:measure draw:style-name="gr24" draw:text-style-name="P3" draw:layer="layout" svg:x1="7.369cm" svg:y1="15.563cm" svg:x2="15.109cm" svg:y2="15.572cm">
          <text:p text:style-name="P3"><text:span text:style-name="T2">28 1/4”</text:span></text:p>
        </draw:measure>
        <draw:measure draw:style-name="gr25" draw:text-style-name="P4" draw:layer="layout" svg:x1="23.213cm" svg:y1="15.562cm" svg:x2="26.389cm" svg:y2="15.563cm">
          <text:p text:style-name="P4"><text:span text:style-name="T8">13 1/2”</text:span></text:p>
        </draw:measure>
        <draw:measure draw:style-name="gr26" draw:text-style-name="P3" draw:layer="layout" svg:x1="15.109cm" svg:y1="15.602cm" svg:x2="23.214cm" svg:y2="15.582cm">
          <text:p text:style-name="P3"><text:span text:style-name="T2">32 1/4”</text:span></text:p>
        </draw:measure>
        <draw:frame draw:style-name="gr20" draw:text-style-name="P9" draw:layer="layout" svg:width="4.966cm" svg:height="0.824cm" svg:x="8.655cm" svg:y="15.563cm">
          <draw:text-box>
            <text:p text:style-name="P8"><text:span text:style-name="T7">inner prop support - fore</text:span></text:p>
          </draw:text-box>
        </draw:frame>
        <draw:frame draw:style-name="gr20" draw:text-style-name="P9" draw:layer="layout" svg:width="4.475cm" svg:height="0.824cm" svg:x="16.956cm" svg:y="15.563cm">
          <draw:text-box>
            <text:p text:style-name="P8"><text:span text:style-name="T7">inner prop support - aft</text:span></text:p>
          </draw:text-box>
        </draw:frame>
        <draw:custom-shape draw:style-name="gr27" draw:text-style-name="P1" draw:layer="layout" svg:width="0.666cm" svg:height="8.98cm" svg:x="5.198cm" svg:y="2.24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666cm" svg:height="3.85cm" svg:x="5.198cm" svg:y="12.9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0" draw:layer="layout" svg:width="3.556cm" svg:height="1.675cm" svg:x="1.503cm" svg:y="6.211cm">
          <draw:text-box>
            <text:p text:style-name="P10"><text:span text:style-name="T9">2 </text:span><text:span text:style-name="T10">½</text:span><text:span text:style-name="T9">” x 1</text:span><text:span text:style-name="T10">½</text:span><text:span text:style-name="T9">”</text:span></text:p>
            <text:p text:style-name="P10"><text:span text:style-name="T9">X 72”</text:span></text:p>
          </draw:text-box>
        </draw:frame>
        <draw:frame draw:style-name="gr2" draw:text-style-name="P10" draw:layer="layout" svg:width="3.556cm" svg:height="1.675cm" svg:x="1.503cm" svg:y="14.411cm">
          <draw:text-box>
            <text:p text:style-name="P10"><text:span text:style-name="T9">1 </text:span><text:span text:style-name="T10">½</text:span><text:span text:style-name="T9">” x 1</text:span><text:span text:style-name="T10">½</text:span><text:span text:style-name="T9">”</text:span></text:p>
            <text:p text:style-name="P10"><text:span text:style-name="T9">x72”</text:span></text:p>
          </draw:text-box>
        </draw:frame>
        <draw:measure draw:style-name="gr28" draw:text-style-name="P11" draw:layer="measurelines" svg:x1="7.378cm" svg:y1="2.177cm" svg:x2="26.398cm" svg:y2="2.177cm">
          <text:p text:style-name="P11"><text:span text:style-name="T2">72</text:span><text:span text:style-name="T2"><text:measure text:kind="unit">"</text:measure></text:span><text:span text:style-name="T2"><text:measure text:kind="gap"/></text:span></text:p>
        </draw:measure>
        <draw:frame draw:style-name="gr2" draw:text-style-name="P12" draw:layer="layout" svg:width="3.556cm" svg:height="1.4cm" svg:x="1.503cm" svg:y="8.112cm">
          <draw:text-box>
            <text:p text:style-name="P12"><text:span text:style-name="T11">8 Total</text:span></text:p>
          </draw:text-box>
        </draw:frame>
        <draw:frame draw:style-name="gr2" draw:text-style-name="P12" draw:layer="layout" svg:width="3.556cm" svg:height="1.4cm" svg:x="1.503cm" svg:y="16.012cm">
          <draw:text-box>
            <text:p text:style-name="P12"><text:span text:style-name="T11">8 Tot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21:01:14.360000000</meta:creation-date>
    <dc:date>2014-09-10T22:08:44.268000000</dc:date>
    <meta:editing-duration>PT53M40S</meta:editing-duration>
    <meta:editing-cycles>14</meta:editing-cycles>
    <meta:generator>LibreOffice/4.1.6.2$Windows_x86 LibreOffice_project/40ff705089295be5be0aae9b15123f687c05b0a</meta:generator>
    <meta:document-statistic meta:object-count="61"/>
  </office:meta>
</office:document-meta>
</file>